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officeooo:rsid="008a0d74" officeooo:paragraph-rsid="008a0d74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6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7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18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2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3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4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25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7c929e" officeooo:paragraph-rsid="00acb010" fo:background-color="transparent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3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use-window-font-color="true" style:font-name="Arial1" fo:font-size="10pt" officeooo:rsid="0097eb6e" officeooo:paragraph-rsid="00966a55" fo:background-color="transparent" style:font-size-asian="10pt" style:font-size-complex="10pt"/>
    </style:style>
    <style:style style:name="P36" style:family="paragraph" style:parent-style-name="Standard">
      <style:text-properties style:use-window-font-color="true" style:font-name="Arial1" fo:font-size="10pt" officeooo:rsid="008c10c5" officeooo:paragraph-rsid="00b33d5c" style:font-size-asian="10pt" style:font-size-complex="10pt"/>
    </style:style>
    <style:style style:name="P37" style:family="paragraph" style:parent-style-name="Standard">
      <style:text-properties style:use-window-font-color="true" style:font-name="Arial1" fo:font-size="10pt" fo:font-weight="normal" officeooo:rsid="001eed6b" officeooo:paragraph-rsid="00b33d5c" fo:background-color="transparent" style:font-size-asian="10pt" style:font-weight-asian="normal" style:font-size-complex="10pt" style:font-weight-complex="normal"/>
    </style:style>
    <style:style style:name="P38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officeooo:rsid="00b10c19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9cda51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b26635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b33d5c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b514ce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b354fa" fo:background-color="transparent" loext:char-shading-value="0" style:font-weight-asian="normal" style:font-weight-complex="normal"/>
    </style:style>
    <style:style style:name="T15" style:family="text">
      <style:text-properties style:use-window-font-color="true" fo:font-weight="normal" officeooo:rsid="00ade708" style:font-weight-asian="normal" style:font-weight-complex="normal"/>
    </style:style>
    <style:style style:name="T16" style:family="text">
      <style:text-properties style:use-window-font-color="true" fo:font-weight="normal" officeooo:rsid="00b10c19" style:font-weight-asian="normal" style:font-weight-complex="normal"/>
    </style:style>
    <style:style style:name="T1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9" style:family="text">
      <style:text-properties style:font-name="Arial"/>
    </style:style>
    <style:style style:name="T20" style:family="text">
      <style:text-properties officeooo:rsid="0084e411"/>
    </style:style>
    <style:style style:name="T21" style:family="text">
      <style:text-properties officeooo:rsid="000c6bcc"/>
    </style:style>
    <style:style style:name="T22" style:family="text">
      <style:text-properties officeooo:rsid="0007ca86"/>
    </style:style>
    <style:style style:name="T23" style:family="text">
      <style:text-properties officeooo:rsid="000d80b4"/>
    </style:style>
    <style:style style:name="T24" style:family="text">
      <style:text-properties officeooo:rsid="008f4d3e"/>
    </style:style>
    <style:style style:name="T25" style:family="text">
      <style:text-properties officeooo:rsid="0092148e"/>
    </style:style>
    <style:style style:name="T26" style:family="text">
      <style:text-properties officeooo:rsid="009e0a3a"/>
    </style:style>
    <style:style style:name="T27" style:family="text">
      <style:text-properties officeooo:rsid="00a7b81d"/>
    </style:style>
    <style:style style:name="T28" style:family="text">
      <style:text-properties officeooo:rsid="00acb010"/>
    </style:style>
    <style:style style:name="T29" style:family="text">
      <style:text-properties officeooo:rsid="00b10c19"/>
    </style:style>
    <style:style style:name="T30" style:family="text">
      <style:text-properties officeooo:rsid="00b33d5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P<text:span text:style-name="T25">acman</text:span></text:p>
      <text:p text:style-name="P9"/>
      <text:p text:style-name="P9"/>
      <text:p text:style-name="P9"><draw:frame draw:style-name="fr1" draw:name="Cadre7" text:anchor-type="paragraph" svg:x="0.034cm" svg:y="0.233cm" svg:width="17.082cm" draw:z-index="1"><draw:text-box fo:min-height="0.79cm"><text:p text:style-name="P12">FICHE DE SPÉCIFICATION DE L’US N° : <text:span text:style-name="T24">188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0">Historique des modifications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3">version</text:p>
          </table:table-cell>
          <table:table-cell table:style-name="Tableau2.B2" office:value-type="string">
            <text:p text:style-name="P23">Date</text:p>
          </table:table-cell>
          <table:table-cell table:style-name="Tableau2.C2" office:value-type="string">
            <text:p text:style-name="P23">Auteur de la modification</text:p>
          </table:table-cell>
          <table:table-cell table:style-name="Tableau2.D2" office:value-type="string">
            <text:p text:style-name="P23">statut<text:note text:id="ftn1" text:note-class="footnote"><text:note-citation>1</text:note-citation><text:note-body><text:p text:style-name="P32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3">00</text:p>
          </table:table-cell>
          <table:table-cell table:style-name="Tableau2.B3" office:value-type="string">
            <text:p text:style-name="P24"><text:span text:style-name="T28">20</text:span>/<text:span text:style-name="T27">03</text:span>/201<text:span text:style-name="T27">9</text:span></text:p>
          </table:table-cell>
          <table:table-cell table:style-name="Tableau2.C3" office:value-type="string">
            <text:p text:style-name="P24">GC</text:p>
          </table:table-cell>
          <table:table-cell table:style-name="Tableau2.D3" office:value-type="string">
            <text:p text:style-name="P25"/>
          </table:table-cell>
        </table:table-row>
        <table:table-row>
          <table:table-cell table:style-name="Tableau2.A2" office:value-type="string">
            <text:p text:style-name="P23">01</text:p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24"/>
          </table:table-cell>
          <table:table-cell table:style-name="Tableau2.D4" office:value-type="string">
            <text:p text:style-name="P26"/>
          </table:table-cell>
        </table:table-row>
      </table:table>
      <text:p text:style-name="P15"><draw:frame draw:style-name="fr1" draw:name="Cadre2" text:anchor-type="paragraph" svg:x="0.018cm" svg:y="0.37cm" svg:width="17.03cm" draw:z-index="0"><draw:text-box fo:min-height="0.79cm"><text:p text:style-name="P16">FONCTIONNALIT<text:span text:style-name="T4">É : </text:span><text:span text:style-name="T8">Supprimer</text:span><text:span text:style-name="T15"> </text:span><text:span text:style-name="T16">un d</text:span><text:span text:style-name="T15">omaine</text:span></text:p></draw:text-box></draw:frame><draw:frame draw:style-name="fr1" draw:name="Cadre8" text:anchor-type="paragraph" svg:x="-0.019cm" svg:y="1.505cm" svg:width="17.014cm" draw:z-index="2"><draw:text-box fo:min-height="0.79cm"><text:p text:style-name="P16"><text:span text:style-name="T23">PROFIL</text:span> D'UTILISAT<text:span text:style-name="T23">EURS</text:span> CONCERN<text:span text:style-name="T4">É : </text:span><text:span text:style-name="T6">A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1"/>
            <text:p text:style-name="P29">Description</text:p>
            <text:p text:style-name="P21"/>
          </table:table-cell>
          <table:covered-table-cell/>
        </table:table-row>
        <table:table-row>
          <table:table-cell table:style-name="Tableau1.A2" office:value-type="string">
            <text:p text:style-name="P22">En tant que</text:p>
          </table:table-cell>
          <table:table-cell table:style-name="Tableau1.B4" office:value-type="string">
            <text:p text:style-name="P27">administrateur</text:p>
          </table:table-cell>
        </table:table-row>
        <table:table-row>
          <table:table-cell table:style-name="Tableau1.A2" office:value-type="string">
            <text:p text:style-name="P22">Je veux</text:p>
          </table:table-cell>
          <table:table-cell table:style-name="Tableau1.B4" office:value-type="string">
            <text:p text:style-name="P28"><text:span text:style-name="T29">supprimer un domaine</text:span></text:p>
          </table:table-cell>
        </table:table-row>
        <table:table-row>
          <table:table-cell table:style-name="Tableau1.A2" office:value-type="string">
            <text:p text:style-name="P22">Afin de/<text:span text:style-name="T20">que</text:span></text:p>
          </table:table-cell>
          <table:table-cell table:style-name="Tableau1.B4" office:value-type="string">
            <text:p text:style-name="P31"><text:span text:style-name="T29">ne </text:span>mettre à disposition que des domaines utiles</text:p>
          </table:table-cell>
        </table:table-row>
      </table:table>
      <text:p text:style-name="P13"/>
      <text:p text:style-name="P14"><draw:frame draw:style-name="fr2" draw:name="Cadre3" text:anchor-type="paragraph" svg:x="0.104cm" svg:y="7.558cm" svg:width="16.953cm" draw:z-index="6"><draw:text-box fo:min-height="2.738cm"><text:p text:style-name="P10">Liste des r<text:span text:style-name="T21">è</text:span>gles de gestion à appliquer pour cette fonctionnalité<text:span text:style-name="T22"> : </text:span></text:p><text:p text:style-name="P6"/></draw:text-box></draw:frame><draw:frame draw:style-name="fr2" draw:name="Cadre4" text:anchor-type="paragraph" svg:x="0.104cm" svg:y="2.228cm" svg:width="16.923cm" draw:z-index="3"><draw:text-box fo:min-height="4.819cm"><text:p text:style-name="P16"><text:span text:style-name="T2">Pré-requis à la mise en œuvre de la fonctionnalité</text:span><text:span text:style-name="T4"> : </text:span></text:p><text:p text:style-name="P17"><text:span text:style-name="T5">En tant qu’utilisateur</text:span><text:span text:style-name="T2"> :</text:span></text:p><text:p text:style-name="P5"><text:span text:style-name="T11">Avoir affiché l’écran « Gestion des domaines »</text:span></text:p></draw:text-box></draw:frame></text:p>
      <text:p text:style-name="P8">SPÉCIFICATIONS DÉTAILLÉES</text:p>
      <text:p text:style-name="P14"><draw:frame draw:style-name="fr2" draw:name="Cadre5" text:anchor-type="paragraph" svg:x="0.03cm" svg:y="0.37cm" svg:width="16.974cm" draw:z-index="5"><draw:text-box fo:min-height="14.97cm"><text:p text:style-name="P10">Description de la fonctionnalité : <text:span text:style-name="T3">cf. exemple d'écran en annexe de la fiche</text:span></text:p><text:p text:style-name="P36"><text:span text:style-name="T9">En c</text:span><text:span text:style-name="T12">liquant sur la corbeille pour un domaine présent dans le tableau des domaines, un message de confirmation s’affiche dans une fenêtre avec le teste suivant :</text:span><text:span text:style-name="T10"> « </text:span><text:span text:style-name="T12">Voulez-vous vraiment supprimer le domaine « XX » et toutes les valeurs le concernant? ». </text:span><text:span text:style-name="T13">Sous le massage figurent un bouton « OK » à gauche et un bouton « Annuler » à sa droite. Si le bouton « Annuler » est utilisé, la fenêtre se ferme, le domaine n’est pas </text:span><text:span text:style-name="T12">supprimé</text:span><text:span text:style-name="T13"> et l’écran </text:span><text:span text:style-name="T14">« </text:span><text:span text:style-name="T12">Gestion des domaines</text:span><text:span text:style-name="T14"> » </text:span><text:span text:style-name="T13">s’affiche. Si le bouton « OK » est utilisé, le domaine est </text:span><text:span text:style-name="T12">supprimé</text:span><text:span text:style-name="T13"> dans le référentiel commun et les référentiels des espaces de travail, </text:span><text:span text:style-name="T12">les valeurs associées aux domaines sont supprimés de la base de données et l’écran </text:span><text:span text:style-name="T13"><text:s/></text:span><text:span text:style-name="T14">« </text:span><text:span text:style-name="T12">Gestion des domaines</text:span><text:span text:style-name="T14"> » </text:span><text:span text:style-name="T13">s’affiche </text:span><text:span text:style-name="T12">à nouveau</text:span><text:span text:style-name="T13">. </text:span><text:span text:style-name="T12">Le domaine n’apparaît plus dans le tableau des domaines.</text:span></text:p><text:p text:style-name="P35"/></draw:text-box></draw:frame><draw:frame draw:style-name="fr2" draw:name="Cadre6" text:anchor-type="paragraph" svg:x="0.041cm" svg:y="16.147cm" svg:width="16.974cm" draw:z-index="4"><draw:text-box fo:min-height="0.669cm"><text:p text:style-name="P10">Résultat attendu de la fonctionnalité<text:span text:style-name="T22"> : </text:span></text:p><text:p text:style-name="P4">L<text:span text:style-name="T30">e domaine choisi a été supprimé dans tous les référentiels ainsi que les données correspondantes..</text:span></text:p></draw:text-box></draw:frame><text:soft-page-break/></text:p>
      <text:p text:style-name="P14"><draw:frame draw:style-name="fr3" draw:name="Cadre9" text:anchor-type="paragraph" svg:x="0.146cm" svg:y="0.415cm" svg:width="16.974cm" draw:z-index="7"><draw:text-box fo:min-height="0.669cm"><text:p text:style-name="P11"><text:span text:style-name="T22">C</text:span><text:span text:style-name="T1">ritère d’acceptation – Jeux de test </text:span><text:span text:style-name="T17">(</text:span><text:span text:style-name="T18">y c.</text:span><text:span text:style-name="T17"> d</text:span><text:span text:style-name="T18">é</text:span><text:span text:style-name="T17">finition de prêt)</text:span></text:p><text:p text:style-name="P37">L<text:span text:style-name="T30">e domaine choisi a été supprimé dans tous les référentiels ainsi que les données correspondantes.</text:span></text:p><text:p text:style-name="P2"/><text:p text:style-name="P1"/><text:p text:style-name="P1"/></draw:text-box></draw:frame></text:p>
      <text:p text:style-name="P18"/>
      <text:p text:style-name="P33"><draw:custom-shape text:anchor-type="paragraph" draw:z-index="8" draw:name="Forme11" draw:style-name="gr1" draw:text-style-name="P38" svg:width="18.204cm" svg:height="11.828cm" svg:x="7.929cm" svg:y="3.806cm"><text:p/><draw:enhanced-geometry svg:viewBox="0 0 21600 21600" draw:type="rectangle" draw:enhanced-path="M 0 0 L 21600 0 21600 21600 0 21600 0 0 Z N"/></draw:custom-shape></text:p>
      <text:p text:style-name="P34">ANNEXE DE PR<text:span text:style-name="T19">É</text:span>SENTATION DES DONN<text:span text:style-name="T19">ÉES DE TEST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2:44:09.246000000</dc:date>
    <meta:editing-duration>P1DT23H16M20S</meta:editing-duration>
    <meta:editing-cycles>14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3" meta:word-count="308" meta:character-count="1829" meta:non-whitespace-character-count="1549"/>
  </office:meta>
</office:document-meta>
</file>